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CustomIPA" svg:font-family="CustomIPA, 'DejaVu Sans', 'Arial Unicode MS', 'Lucida Sans Unicode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530d5" officeooo:paragraph-rsid="001530d5"/>
    </style:style>
    <style:style style:name="P2" style:family="paragraph" style:parent-style-name="Standard">
      <style:paragraph-properties fo:line-height="200%"/>
      <style:text-properties officeooo:rsid="001530d5" officeooo:paragraph-rsid="001530d5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530d5" officeooo:paragraph-rsid="001530d5"/>
    </style:style>
    <style:style style:name="P4" style:family="paragraph" style:parent-style-name="Standard">
      <style:paragraph-properties fo:line-height="200%" fo:text-align="start" style:justify-single-word="false"/>
      <style:text-properties officeooo:rsid="001530d5" officeooo:paragraph-rsid="001530d5"/>
    </style:style>
    <style:style style:name="P5" style:family="paragraph" style:parent-style-name="Standard">
      <style:paragraph-properties fo:line-height="200%" fo:text-align="start" style:justify-single-word="false" fo:break-before="page"/>
      <style:text-properties officeooo:rsid="001530d5" officeooo:paragraph-rsid="001530d5"/>
    </style:style>
    <style:style style:name="P6" style:family="paragraph" style:parent-style-name="Standard" style:list-style-name="L2">
      <style:paragraph-properties fo:line-height="200%" fo:text-align="start" style:justify-single-word="false"/>
      <style:text-properties officeooo:rsid="001530d5" officeooo:paragraph-rsid="001530d5"/>
    </style:style>
    <style:style style:name="P7" style:family="paragraph" style:parent-style-name="Standard">
      <style:paragraph-properties fo:line-height="200%" fo:text-align="start" style:justify-single-word="false"/>
      <style:text-properties officeooo:paragraph-rsid="001530d5"/>
    </style:style>
    <style:style style:name="T1" style:family="text">
      <style:text-properties officeooo:rsid="001530d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shil Umaretiya</text:p>
      <text:p text:style-name="P2">Dr. Smith</text:p>
      <text:p text:style-name="P2">Linguistics 101</text:p>
      <text:p text:style-name="P2">11 September 2023</text:p>
      <text:p text:style-name="P3">Homework Assignment #2</text:p>
      <text:list text:style-name="L2">
        <text:list-header>
          <text:p text:style-name="P6">Parts of the vocal tract</text:p>
        </text:list-header>
      </text:list>
      <text:p text:style-name="P4">a) Alveolar ridge</text:p>
      <text:p text:style-name="P4">b) Hard palate</text:p>
      <text:p text:style-name="P4">c) Velum</text:p>
      <text:p text:style-name="P4"/>
      <text:p text:style-name="P4"><text:tab/>Exercise 7</text:p>
      <text:p text:style-name="P7"><text:span text:style-name="T1">a) [</text:span>ɡ<text:span text:style-name="T1">]</text:span></text:p>
      <text:p text:style-name="P4">b) [y]</text:p>
      <text:p text:style-name="P7"><text:span text:style-name="T1">c) [</text:span>ɸ<text:span text:style-name="T1">]</text:span></text:p>
      <text:p text:style-name="P4">d) [m]</text:p>
      <text:p text:style-name="P4">e) [s]</text:p>
      <text:p text:style-name="P4">f) [u]</text:p>
      <text:p text:style-name="P4">g) [ð]</text:p>
      <text:p text:style-name="P4">h) [æ]</text:p>
      <text:p text:style-name="P4"/>
      <text:p text:style-name="P5"><text:tab/>Exercise 10</text:p>
      <text:p text:style-name="P4">I grew up in Northern VA, and my native language is Gujarati.</text:p>
      <text:p text:style-name="P4">b) [hɪz]</text:p>
      <text:p text:style-name="P4">c) [θhɪŋz]</text:p>
      <text:p text:style-name="P4">f) [ʒəg]</text:p>
      <text:p text:style-name="P4">j) [ʃak]</text:p>
      <text:p text:style-name="P4">n) [vɛks]</text:p>
      <text:p text:style-name="P4"><text:tab/>Question 4</text:p>
      <text:p text:style-name="P4">a) Bilabial</text:p>
      <text:p text:style-name="P4">b) Unrounded</text:p>
      <text:p text:style-name="P4">c) Alveolar</text:p>
      <text:p text:style-name="P4">d) Non-high</text:p>
      <text:p text:style-name="P4">e) Glottal</text:p>
      <text:p text:style-name="P4">f) Close</text:p>
      <text:p text:style-name="P4">g) Plosive/Nasal vs Fricat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CustomIPA" svg:font-family="CustomIPA, 'DejaVu Sans', 'Arial Unicode MS', 'Lucida Sans Unicode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30d5" officeooo:paragraph-rsid="001530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maretiya 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9:11:46.929983021</meta:creation-date>
    <dc:date>2023-09-11T09:43:25.466112707</dc:date>
    <meta:editing-duration>PT31M38S</meta:editing-duration>
    <meta:editing-cycles>1</meta:editing-cycles>
    <meta:document-statistic meta:table-count="0" meta:image-count="0" meta:object-count="0" meta:page-count="2" meta:paragraph-count="34" meta:word-count="87" meta:character-count="431" meta:non-whitespace-character-count="375"/>
    <meta:generator>LibreOffice/7.4.7.2$Linux_X86_64 LibreOffice_project/40$Build-2</meta:generator>
  </office:meta>
</office:document-meta>
</file>